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71023" officeooo:paragraph-rsid="00071023"/>
    </style:style>
    <style:style style:name="P2" style:family="paragraph" style:parent-style-name="Heading_20_2">
      <style:text-properties officeooo:rsid="0008b4b2" officeooo:paragraph-rsid="0008b4b2"/>
    </style:style>
    <style:style style:name="P3" style:family="paragraph" style:parent-style-name="Standard">
      <style:text-properties officeooo:paragraph-rsid="00071023"/>
    </style:style>
    <style:style style:name="P4" style:family="paragraph" style:parent-style-name="Text_20_body">
      <style:text-properties officeooo:paragraph-rsid="0006809a"/>
    </style:style>
    <style:style style:name="P5" style:family="paragraph" style:parent-style-name="Text_20_body">
      <style:text-properties officeooo:paragraph-rsid="00071023"/>
    </style:style>
    <style:style style:name="T1" style:family="text"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c9211e" style:text-outline="false" style:text-line-through-style="none" style:text-line-through-type="none" style:font-name="Liberation Sans2" fo:font-size="13pt" fo:font-style="italic" fo:text-shadow="none" style:text-underline-style="none" fo:font-weight="normal" style:font-size-asian="13pt" style:font-style-asian="italic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Good words for dream world</text:h>
      <text:p text:style-name="P4">Greeble</text:p>
      <text:p text:style-name="P4">illusion</text:p>
      <text:p text:style-name="P4">landscape</text:p>
      <text:p text:style-name="P4">global illumination</text:p>
      <text:p text:style-name="P4"/>
      <text:p text:style-name="P4"/>
      <text:h text:style-name="P1" text:outline-level="2">Great results</text:h>
      <text:p text:style-name="P5">matte painting of a bed, realistic Watercolor Illustration, lineart, artwork by Jozef Chelmonski and John Martin, highly detailed, nikon, nikkor, octane, HDR</text:p>
      <text:p text:style-name="P5"/>
      <text:h text:style-name="P2" text:outline-level="2">Potential dream world artists</text:h>
      <text:p text:style-name="P3"><text:span text:style-name="T1">Caspar David Friedrich</text:span></text:p>
      <text:p text:style-name="P3"><text:span text:style-name="T1">Leonid Afremov</text:span></text:p>
      <text:p text:style-name="P3"><text:span text:style-name="T2">thomas kinkade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1:19:07.771325058</meta:creation-date>
    <meta:generator>LibreOffice/6.4.7.2$Linux_X86_64 LibreOffice_project/40$Build-2</meta:generator>
    <dc:date>2022-10-15T17:25:52.541176808</dc:date>
    <meta:editing-duration>PT4H26M31S</meta:editing-duration>
    <meta:editing-cycles>1</meta:editing-cycles>
    <meta:document-statistic meta:table-count="0" meta:image-count="0" meta:object-count="0" meta:page-count="1" meta:paragraph-count="11" meta:word-count="45" meta:character-count="318" meta:non-whitespace-character-count="284"/>
  </office:meta>
</office:document-meta>
</file>